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189.27mm"/>
    </style:style>
    <style:style style:name="co3" style:family="table-column">
      <style:table-column-properties fo:break-before="auto" style:column-width="77.0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3.82mm"/>
    </style:style>
    <style:style style:name="co6" style:family="table-column">
      <style:table-column-properties fo:break-before="auto" style:column-width="154.94mm"/>
    </style:style>
    <style:style style:name="co7" style:family="table-column">
      <style:table-column-properties fo:break-before="auto" style:column-width="71.35mm"/>
    </style:style>
    <style:style style:name="co8" style:family="table-column">
      <style:table-column-properties fo:break-before="auto" style:column-width="149.23mm"/>
    </style:style>
    <style:style style:name="co9" style:family="table-column">
      <style:table-column-properties fo:break-before="auto" style:column-width="121.18mm"/>
    </style:style>
    <style:style style:name="co10" style:family="table-column">
      <style:table-column-properties fo:break-before="auto" style:column-width="57.73mm"/>
    </style:style>
    <style:style style:name="co11" style:family="table-column">
      <style:table-column-properties fo:break-before="auto" style:column-width="215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2.24mm" fo:break-before="auto" style:use-optimal-row-height="true"/>
    </style:style>
    <style:style style:name="ro3" style:family="table-row">
      <style:table-row-properties style:row-height="6.88mm" fo:break-before="auto" style:use-optimal-row-height="true"/>
    </style:style>
    <style:style style:name="ro4" style:family="table-row">
      <style:table-row-properties style:row-height="25.93mm" fo:break-before="auto" style:use-optimal-row-height="true"/>
    </style:style>
    <style:style style:name="ro5" style:family="table-row">
      <style:table-row-properties style:row-height="10.05mm" fo:break-before="auto" style:use-optimal-row-height="true"/>
    </style:style>
    <style:style style:name="ro6" style:family="table-row">
      <style:table-row-properties style:row-height="89.69mm" fo:break-before="auto" style:use-optimal-row-height="true"/>
    </style:style>
    <style:style style:name="ro7" style:family="table-row">
      <style:table-row-properties style:row-height="175.42mm" fo:break-before="auto" style:use-optimal-row-height="true"/>
    </style:style>
    <style:style style:name="ro8" style:family="table-row">
      <style:table-row-properties style:row-height="2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Liberation Sans" style:font-name-asian="Noto Sans CJK SC Regular" style:font-name-complex="Lohit Devanagari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-asian="Noto Sans CJK SC Regular" style:font-name-complex="Lohit Devanagari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5" office:value-type="string" calcext:value-type="string">
            <text:p>Sequenza Avvi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icare Sketch</text:p>
          </table:table-cell>
          <table:table-cell office:value-type="string" calcext:value-type="string">
            <text:p>#include "DHT.h"</text:p>
            <text:p/>
            <text:p>#define DHTPIN 2     // what pin we're connected to</text:p>
            <text:p>#define DHTTYPE DHT22   // DHT 22  (AM2302)</text:p>
            <text:p>#define fan 4</text:p>
            <text:p/>
            <text:p>int maxHum = 60;</text:p>
            <text:p>int maxTemp = 40;</text:p>
            <text:p/>
            <text:p>DHT dht(DHTPIN, DHTTYPE);</text:p>
            <text:p/>
            <text:p>void setup() {</text:p>
            <text:p>  pinMode(fan, OUTPUT);</text:p>
            <text:p>  Serial.begin(9600); </text:p>
            <text:p>  dht.begin();</text:p>
            <text:p>}</text:p>
            <text:p/>
            <text:p>void loop() {</text:p>
            <text:p>  // Wait a few seconds between measurements.</text:p>
            <text:p>  delay(2000);</text:p>
            <text:p/>
            <text:p>  // Reading temperature or humidity takes about 250 milliseconds!</text:p>
            <text:p>  // Sensor readings may also be up to 2 seconds 'old' (its a very slow sensor)</text:p>
            <text:p>  float h = dht.readHumidity();</text:p>
            <text:p>  // Read temperature as Celsius</text:p>
            <text:p>  float t = dht.readTemperature();</text:p>
            <text:p>  </text:p>
            <text:p>  // Check if any reads failed and exit early (to try again).</text:p>
            <text:p>  if (isnan(h) || isnan(t)) {</text:p>
            <text:p>    Serial.println("Failed to read from DHT sensor!");</text:p>
            <text:p>    return;</text:p>
            <text:p>  }</text:p>
            <text:p>  </text:p>
            <text:p>  if(h &gt; maxHum || t &gt; maxTemp) {</text:p>
            <text:p>      digitalWrite(fan, HIGH);</text:p>
            <text:p>  } else {</text:p>
            <text:p>     digitalWrite(fan, LOW); </text:p>
            <text:p>  }</text:p>
            <text:p>  </text:p>
            <text:p>  </text:p>
            <text:p>  Serial.print("&lt;u&gt;"); </text:p>
            <text:p>  Serial.print(h);</text:p>
            <text:p> Serial.print("&lt;/u&gt;"); </text:p>
            <text:p>   Serial.print("&lt;t&gt;"); </text:p>
            <text:p>  Serial.print(t);</text:p>
            <text:p> Serial.print("&lt;/t&gt;"); </text:p>
            <text:p/>
            <text:p>}</text:p>
          </table:table-cell>
          <table:table-cell table:style-name="ce4" office:value-type="string" calcext:value-type="string">
            <text:p><text:span text:style-name="T1">#include "DHT.h"</text:span></text:p>
            <text:p/>
            <text:p><text:span text:style-name="T1">#define DHTPIN 2     // what pin we're connected to</text:span></text:p>
            <text:p><text:span text:style-name="T1">#define DHTTYPE DHT22   // DHT 22  (AM2302)</text:span></text:p>
            <text:p><text:span text:style-name="T1">#define fan 4</text:span></text:p>
            <text:p/>
            <text:p><text:span text:style-name="T1">int maxHum = 60;</text:span></text:p>
            <text:p><text:span text:style-name="T1">int maxTemp = 40;</text:span></text:p>
            <text:p/>
            <text:p><text:span text:style-name="T1">DHT dht(DHTPIN, DHTTYPE);</text:span></text:p>
            <text:p/>
            <text:p><text:span text:style-name="T1">void setup() {</text:span></text:p>
            <text:p><text:span text:style-name="T1">  pinMode(fan, OUTPUT);</text:span></text:p>
            <text:p><text:span text:style-name="T1">  Serial.begin(9600); </text:span></text:p>
            <text:p><text:span text:style-name="T1">  dht.begin();</text:span></text:p>
            <text:p><text:span text:style-name="T1">}</text:span></text:p>
            <text:p/>
            <text:p><text:span text:style-name="T1">void loop() {</text:span></text:p>
            <text:p><text:span text:style-name="T1">  // Wait a few seconds between measurements.</text:span></text:p>
            <text:p><text:span text:style-name="T1">  delay(2000);</text:span></text:p>
            <text:p/>
            <text:p><text:span text:style-name="T1">  // Reading temperature or humidity takes about 250 milliseconds!</text:span></text:p>
            <text:p><text:span text:style-name="T1">  // Sensor readings may also be up to 2 seconds 'old' (its a very slow sensor)</text:span></text:p>
            <text:p><text:span text:style-name="T1">  float h = dht.readHumidity();</text:span></text:p>
            <text:p><text:span text:style-name="T1">  // Read temperature as Celsius</text:span></text:p>
            <text:p><text:span text:style-name="T1">  float t = dht.readTemperature();</text:span></text:p>
            <text:p><text:span text:style-name="T1">  </text:span></text:p>
            <text:p><text:span text:style-name="T1">  // Check if any reads failed and exit early (to try again).</text:span></text:p>
            <text:p><text:span text:style-name="T1">  if (isnan(h) || isnan(t)) {</text:span></text:p>
            <text:p><text:span text:style-name="T1">    Serial.println("Failed to read from DHT sensor!");</text:span></text:p>
            <text:p><text:span text:style-name="T1">    return;</text:span></text:p>
            <text:p><text:span text:style-name="T1">  }</text:span></text:p>
            <text:p><text:span text:style-name="T1">  </text:span></text:p>
            <text:p><text:span text:style-name="T1">  if(h &gt; maxHum || t &gt; maxTemp) {</text:span></text:p>
            <text:p><text:span text:style-name="T1">      digitalWrite(fan, HIGH);</text:span></text:p>
            <text:p><text:span text:style-name="T1">  } else {</text:span></text:p>
            <text:p><text:span text:style-name="T1">     digitalWrite(fan, LOW); </text:span></text:p>
            <text:p><text:span text:style-name="T1">  }</text:span></text:p>
            <text:p><text:span text:style-name="T1">  </text:span></text:p>
            <text:p><text:span text:style-name="T1">  Serial.print("Humidity: "); </text:span></text:p>
            <text:p><text:span text:style-name="T1">  Serial.print(h);</text:span></text:p>
            <text:p><text:span text:style-name="T1">  Serial.print(" %\t");</text:span></text:p>
            <text:p><text:span text:style-name="T1">  Serial.print("Temperature: "); </text:span></text:p>
            <text:p><text:span text:style-name="T1">  Serial.print(t);</text:span></text:p>
            <text:p><text:span text:style-name="T1">  Serial.println(" *C ");</text:span></text:p>
            <text:p/>
            <text:p><text:span text:style-name="T1">}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vviare Apach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La posizione dei due file cron è la root cantina</text:p>
          </table:table-cell>
          <table:table-cell office:value-type="string" calcext:value-type="string">
            <text:p/>
            <text:p># m h  dom mon dow   command</text:p>
            <text:p>*/2 0-23 * * * /opt/lampp/htdocs/cantina/t_u.sh</text:p>
            <text:p>*/1 0-23 * * * /opt/lampp/htdocs/cantina/cron_t_u.php</text:p>
            <text:p/>
            <text:p/>
            <text:p/>
            <text:p/>
          </table:table-cell>
          <table:table-cell office:value-type="string" calcext:value-type="string">
            <text:p><text:span text:style-name="T2">crontab -e (edita il crontab)</text:span></text:p>
            <text:p><text:span text:style-name="T2">crontab -l (verifica i crontab attivi)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rimo Crontab “t_u.sh”</text:p>
          </table:table-cell>
          <table:table-cell office:value-type="string" calcext:value-type="string">
            <text:p>#!/bin/sh</text:p>
            <text:p> </text:p>
            <text:p>cat /dev/ttyUSB0 &gt; ./outfile.txt</text:p>
          </table:table-cell>
          <table:table-cell office:value-type="string" calcext:value-type="string">
            <text:p>Dipende da dove è montato arduino...per vedere difitare comando  fdisk -l </text:p>
            <text:p>Lsblk -p</text:p>
          </table:table-cell>
          <table:table-cell table:number-columns-repeated="1021"/>
        </table:table-row>
        <table:table-row table:style-name="ro6">
          <table:table-cell table:style-name="ce4" office:value-type="string" calcext:value-type="string">
            <text:p>Secondo Crontab “cron_t_u.php”</text:p>
          </table:table-cell>
          <table:table-cell office:value-type="string" calcext:value-type="string">
            <text:p>&lt;?php include 'config.php'; ?&gt;</text:p>
            <text:p>&lt;?php</text:p>
            <text:p/>
            <text:p>// Create connection</text:p>
            <text:p>$conn = mysqli_connect($servername, $username, $password, $dbname);</text:p>
            <text:p>// Check connection</text:p>
            <text:p>if (!$conn) {</text:p>
            <text:p>    die("Connection failed: " . mysqli_connect_error());</text:p>
            <text:p>}</text:p>
            <text:p/>
            <text:p>$myfile = fopen("../../../../home/serdf3r/out_file.txt", "r+") or die("Unable to open file!");</text:p>
            <text:p>$testo = fread($myfile, filesize("../../../../home/serdf3r/out_file.txt"));</text:p>
            <text:p>//echo $testo;</text:p>
            <text:p>preg_match_all("'&lt;u&gt;(.*)&lt;/u&gt;'", $testo, $umidita_val);</text:p>
            <text:p/>
            <text:p>$umidita = $umidita_val[1][0];</text:p>
            <text:p>preg_match_all("'&lt;t&gt;(.*)&lt;/t&gt;'", $testo, $temperatura_val);</text:p>
            <text:p>$temperatura = $temperatura_val[1][0];</text:p>
            <text:p>$dateTimeVariable = date("F j, Y \a\t g:ia");</text:p>
            <text:p>//echo "umidita: " . $umidita . "&lt;br&gt;";</text:p>
            <text:p>//echo "temperatura: " . $temperatura . "&lt;br&gt;&lt;br&gt;";</text:p>
            <text:p>//echo "dateTimeVariable: " . $dateTimeVariable . "&lt;br&gt;&lt;br&gt;";</text:p>
            <text:p>$sql_i = "INSERT INTO GEN_AMB_TEMP_UMI VALUES ('', $temperatura, $umidita,now() )";</text:p>
            <text:p>$result = mysqli_query($conn, $sql_i);</text:p>
            <text:p>fclose($myfile);</text:p>
            <text:p>ftruncate($myfile, 0);</text:p>
            <text:p>//unlink("../../../../home/serdf3r/out_file.txt");</text:p>
            <text:p>?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vviare Apache</text:p>
          </table:table-cell>
          <table:table-cell office:value-type="string" calcext:value-type="string">
            <text:p>serdf3r@serdf3r-ThinkPad-L420:/opt/lampp$ sudo ./xampp start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etch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1021" table:default-cell-style-name="ce3"/>
        <table:table-row table:style-name="ro1">
          <table:table-cell/>
          <table:table-cell office:value-type="string" calcext:value-type="string">
            <text:p>Trovato</text:p>
          </table:table-cell>
          <table:table-cell office:value-type="string" calcext:value-type="string">
            <text:p>Da File 23-02-201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Questo Sketch viene caricato su Arduino.</text:p>
            <text:p>Sostanzialmente si occupa di caricare una libreria (DHT22) e leggere dal sensore i valori di umidità e temperatura.</text:p>
            <text:p>Effettuando il ciclo di lettura e scrittura a 9600 bps(valore standard di trasmissione), mentre delay(9000) è ogni quanto effettua il ciclo.</text:p>
            <text:p>Sostanzialmente ad ogni ciclo viene scritta la seguente stringa </text:p>
            <text:p>&lt;u&gt;val umidità&lt;/u&gt;&lt;t&gt;val temperatura&lt;/t&gt;</text:p>
            <text:p>I tag &lt;u&gt; e &lt;t&gt; sono stati scelti per recuperare i valori una volta scritti nel file che viene creato dal crontab t_u.sh che legge dalla porta usb relativa ad Arduino </text:p>
          </table:table-cell>
          <table:table-cell office:value-type="string" calcext:value-type="string">
            <text:p/>
            <text:p/>
            <text:p>/* How to use the DHT-22 sensor with Arduino uno</text:p>
            <text:p>   Temperature and humidity sensor</text:p>
            <text:p>   More info: http://www.ardumotive.com/how-to-use-dht-22-sensor-en.html</text:p>
            <text:p>   Dev: Michalis Vasilakis // Date: 1/7/2015 // www.ardumotive.com */</text:p>
            <text:p/>
            <text:p>//Libraries</text:p>
            <text:p>#include &lt;DHT.h&gt;;</text:p>
            <text:p/>
            <text:p/>
            <text:p>//Constants</text:p>
            <text:p>#define DHTPIN 2     // what pin we're connected to</text:p>
            <text:p>#define DHTTYPE DHT22   // DHT 22  (AM2302)</text:p>
            <text:p>DHT dht(DHTPIN, DHTTYPE); //// Initialize DHT sensor for normal 16mhz Arduino</text:p>
            <text:p/>
            <text:p/>
            <text:p>//Variables</text:p>
            <text:p>int chk;</text:p>
            <text:p>float hum;  //Stores humidity value</text:p>
            <text:p>float temp; //Stores temperature value</text:p>
            <text:p/>
            <text:p>void setup()</text:p>
            <text:p>{</text:p>
            <text:p>    Serial.begin(9600);</text:p>
            <text:p>  dht.begin();</text:p>
            <text:p/>
            <text:p>}</text:p>
            <text:p/>
            <text:p>void loop()</text:p>
            <text:p>{</text:p>
            <text:p>    //Read data and store it to variables hum and temp</text:p>
            <text:p>    hum = dht.readHumidity();</text:p>
            <text:p>    temp= dht.readTemperature();</text:p>
            <text:p>    //Print temp and humidity values to serial monitor</text:p>
            <text:p>    Serial.print("&lt;u&gt;");</text:p>
            <text:p>    Serial.print(hum);</text:p>
            <text:p>     Serial.print("&lt;/u&gt;");</text:p>
            <text:p>    Serial.print("&lt;t&gt;");</text:p>
            <text:p>    Serial.print(temp);</text:p>
            <text:p>    Serial.println("&lt;/t&gt;");</text:p>
            <text:p>    delay(9000); //Delay 2 sec.</text:p>
            <text:p>}</text:p>
            <text:p/>
            <text:p>   </text:p>
          </table:table-cell>
          <table:table-cell office:value-type="string" calcext:value-type="string">
            <text:p>#include "DHT.h"</text:p>
            <text:p/>
            <text:p>#define DHTPIN 2     // what pin we're connected to</text:p>
            <text:p>#define DHTTYPE DHT22   // DHT 22  (AM2302)</text:p>
            <text:p>#define fan 4</text:p>
            <text:p/>
            <text:p>int maxHum = 60;</text:p>
            <text:p>int maxTemp = 40;</text:p>
            <text:p/>
            <text:p>DHT dht(DHTPIN, DHTTYPE);</text:p>
            <text:p/>
            <text:p>void setup() {</text:p>
            <text:p>  pinMode(fan, OUTPUT);</text:p>
            <text:p>  Serial.begin(9600); </text:p>
            <text:p>  dht.begin();</text:p>
            <text:p>}</text:p>
            <text:p/>
            <text:p>void loop() {</text:p>
            <text:p>  // Wait a few seconds between measurements.</text:p>
            <text:p>  delay(2000);</text:p>
            <text:p/>
            <text:p>  // Reading temperature or humidity takes about 250 milliseconds!</text:p>
            <text:p>  // Sensor readings may also be up to 2 seconds 'old' (its a very slow sensor)</text:p>
            <text:p>  float h = dht.readHumidity();</text:p>
            <text:p>  // Read temperature as Celsius</text:p>
            <text:p>  float t = dht.readTemperature();</text:p>
            <text:p>  </text:p>
            <text:p>  // Check if any reads failed and exit early (to try again).</text:p>
            <text:p>  if (isnan(h) || isnan(t)) {</text:p>
            <text:p>    Serial.println("Failed to read from DHT sensor!");</text:p>
            <text:p>    return;</text:p>
            <text:p>  }</text:p>
            <text:p>  </text:p>
            <text:p>  if(h &gt; maxHum || t &gt; maxTemp) {</text:p>
            <text:p>      digitalWrite(fan, HIGH);</text:p>
            <text:p>  } else {</text:p>
            <text:p>     digitalWrite(fan, LOW); </text:p>
            <text:p>  }</text:p>
            <text:p>  </text:p>
            <text:p>  </text:p>
            <text:p>  Serial.print("&lt;u&gt;"); </text:p>
            <text:p>  Serial.print(h);</text:p>
            <text:p> Serial.print("&lt;/u&gt;"); </text:p>
            <text:p>   Serial.print("&lt;t&gt;"); </text:p>
            <text:p>  Serial.print(t);</text:p>
            <text:p> Serial.print("&lt;/t&gt;"); </text:p>
            <text:p/>
            <text:p>}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ntab" table:style-name="ta1">
        <table:table-column table:style-name="co8" table:default-cell-style-name="ce3"/>
        <table:table-column table:style-name="co9" table:default-cell-style-name="ce3"/>
        <table:table-column table:style-name="co4" table:number-columns-repeated="1022" table:default-cell-style-name="ce3"/>
        <table:table-row table:style-name="ro1">
          <table:table-cell table:style-name="ce5" office:value-type="string" calcext:value-type="string">
            <text:p>comand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do service cron star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udo service cron st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ntab -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ntab -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p CRON /var/log/sysl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do service cron 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udo service cron 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udo service cron sto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8">
          <table:table-cell office:value-type="string" calcext:value-type="string">
            <text:p>Questo comando nel file cron lancia ogni 2 minuti il t_u.sh e in caso di errore crea un file errorCron.txt e ogni 3 minuti il file cron_t_u.php creando il relativo dile in caso di errore</text:p>
          </table:table-cell>
          <table:table-cell office:value-type="string" calcext:value-type="string">
            <text:p># For more information see the manual pages of crontab(5) and cron(8)</text:p>
            <text:p># </text:p>
            <text:p># m h  dom mon dow   command</text:p>
            <text:p>*/2 * * * * sh /home/serdf3r/t_u.sh 2&gt; /tmp/errorCron_sh.txt</text:p>
            <text:p>*/3 * * * * /usr/bin/php -q /opt/lampp/htdocs/cantina/cron_t_u.php 2&gt; /tmp/erro$</text:p>
            <text:p>#*/3 * * * *  find  /home/serdf3r/out_file.txt -mtime +7 -exec rm -f {} \; </text:p>
            <text:p/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mpp" table:style-name="ta1">
        <table:table-column table:style-name="co10" table:default-cell-style-name="Default"/>
        <table:table-row table:style-name="ro1">
          <table:table-cell table:style-name="ce1" office:value-type="string" calcext:value-type="string">
            <text:p>comandi</text:p>
          </table:table-cell>
        </table:table-row>
        <table:table-row table:style-name="ro1">
          <table:table-cell office:value-type="string" calcext:value-type="string">
            <text:p>sudo ./lampp start</text:p>
          </table:table-cell>
        </table:table-row>
        <table:table-row table:style-name="ro1">
          <table:table-cell office:value-type="string" calcext:value-type="string">
            <text:p><text:s/>sudo ./lampp stop</text:p>
          </table:table-cell>
        </table:table-row>
        <table:table-row table:style-name="ro1">
          <table:table-cell office:value-type="string" calcext:value-type="string">
            <text:p>sudo /etc/init.d/mysql stop</text:p>
          </table:table-cell>
        </table:table-row>
      </table:table>
      <table:table table:name="mysql" table:style-name="ta1">
        <table:table-column table:style-name="co11" table:default-cell-style-name="Default"/>
        <table:table-row table:style-name="ro1">
          <table:table-cell table:style-name="ce1" office:value-type="string" calcext:value-type="string">
            <text:p>comandi</text:p>
          </table:table-cell>
        </table:table-row>
        <table:table-row table:style-name="ro1">
          <table:table-cell office:value-type="string" calcext:value-type="string">
            <text:p>mysql -u root -p</text:p>
          </table:table-cell>
        </table:table-row>
        <table:table-row table:style-name="ro1">
          <table:table-cell office:value-type="string" calcext:value-type="string">
            <text:p>show databases</text:p>
          </table:table-cell>
        </table:table-row>
        <table:table-row table:style-name="ro1">
          <table:table-cell office:value-type="string" calcext:value-type="string">
            <text:p>sudo netstat -tap | grep mysql</text:p>
          </table:table-cell>
        </table:table-row>
        <table:table-row table:style-name="ro1">
          <table:table-cell office:value-type="string" calcext:value-type="string">
            <text:p>sudo mysql -u root</text:p>
          </table:table-cell>
        </table:table-row>
        <table:table-row table:style-name="ro1">
          <table:table-cell office:value-type="string" calcext:value-type="string">
            <text:p>mysql --user=[root] --password=[''] --database=[cantina] --execute="INSERT INTO GEN_AMB_TEMP_UMI VALUES ('', 1, 2, '');"</text:p>
          </table:table-cell>
        </table:table-row>
        <table:table-row table:style-name="ro1">
          <table:table-cell office:value-type="string" calcext:value-type="string">
            <text:p>mysql -u root -h 127.0.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16:18:26.66803593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0:10:30.041684620</meta:creation-date>
    <meta:generator>LibreOffice/6.0.3.2$Linux_X86_64 LibreOffice_project/00m0$Build-2</meta:generator>
    <dc:date>2018-10-09T16:32:51.119352443</dc:date>
    <meta:editing-duration>PT56M55S</meta:editing-duration>
    <meta:editing-cycles>15</meta:editing-cycles>
    <meta:document-statistic meta:table-count="5" meta:cell-count="42" meta:object-count="0"/>
  </office:meta>
</office:document-meta>
</file>